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0452" officeooo:paragraph-rsid="00190452"/>
    </style:style>
    <style:style style:name="P2" style:family="paragraph" style:parent-style-name="Standard">
      <style:text-properties officeooo:paragraph-rsid="00190452"/>
    </style:style>
    <style:style style:name="T1" style:family="text">
      <style:text-properties fo:font-weight="bold"/>
    </style:style>
    <style:style style:name="T2" style:family="text">
      <style:text-properties fo:font-weight="bold" officeooo:rsid="00190452"/>
    </style:style>
    <style:style style:name="T3" style:family="text">
      <style:text-properties officeooo:rsid="00190452"/>
    </style:style>
    <style:style style:name="T4" style:family="text">
      <style:text-properties fo:font-style="italic"/>
    </style:style>
    <style:style style:name="T5" style:family="text">
      <style:text-properties fo:font-style="italic"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HTTP:</text:p>
      <text:p text:style-name="Standard">El <text:span text:style-name="T1">Protocolo de transferencia de hipertexto</text:span> (en inglés: <text:span text:style-name="T1">Hypertext Transfer Protocol</text:span> o <text:span text:style-name="T1">HTTP</text:span>) es el protocolo de comunicación que permite las transferencias de información en la World Wide Web. HTTP fue desarrollado por el World Wide Web Consortium y la Internet Engineering Task Force, colaboración que culminó en 1999 con la publicación de una serie de RFC, el más importante de ellos es el RFC 2616 que especifica la versión 1.1. HTTP define la sintaxis y la semántica que utilizan los elementos de software de la arquitectura web (clientes, servidores, proxies) para comunicarse.</text:p>
      <text:p text:style-name="Standard"/>
      <text:p text:style-name="P1">FTP:</text:p>
      <text:p text:style-name="P2"><text:span text:style-name="T3">El </text:span><text:span text:style-name="T2">Protocolo de transferencia de archivos</text:span><text:span text:style-name="T3"> (en inglés </text:span><text:span text:style-name="T2">File Transfer Protocol</text:span><text:span text:style-name="T3"> o </text:span><text:span text:style-name="T2">FTP</text:span><text:span text:style-name="T3">), es un protocolo de red para la transferencia de archivos entre sistemas conectados a una red TCP (Transmission Control Protocol), basado en la arquitectura cliente-servidor. Desde un equipo cliente se puede conectar a un servidor para descargar archivos desde él o para enviarle archivos, independientemente del sistema operativo utilizado en cada equipo. </text:span></text:p>
      <text:p text:style-name="P2"/>
      <text:p text:style-name="P2">DNS:</text:p>
      <text:p text:style-name="P2">El <text:span text:style-name="T1">sistema de nombres de dominio</text:span> (DNS, por sus siglas en inglés, <text:span text:style-name="T4">Domain Name System</text:span>) es un sistema de nomenclatura jerárquico descentralizado para dispositivos conectados a redes IP como Internet o una red privada. Este sistema asocia información variada con nombre de dominio asignado a cada uno de los participantes. Su función más importante es "traducir" nombres inteligibles para las personas en identificadores binarios asociados con los equipos conectados a la red, esto con el propósito de poder localizar y direccionar estos equipos mundialmente.</text:p>
      <text:p text:style-name="P2"/>
      <text:p text:style-name="P2">POP3:</text:p>
      <text:p text:style-name="P2">En informática se utiliza el <text:span text:style-name="T1">Post Office Protocol</text:span> (<text:span text:style-name="T1">POP3</text:span>, <text:span text:style-name="T4">Protocolo de Oficina de Correo</text:span> o "Protocolo de Oficina Postal") en clientes locales de correo para obtener los mensajes de correo electrónico almacenados en un servidor remoto, denominado Servidor POP. Es un protocolo de nivel de aplicación en el Modelo OSI. </text:p>
      <text:p text:style-name="P2"/>
      <text:p text:style-name="P2">LDAP:</text:p>
      <text:p text:style-name="P2"><text:span text:style-name="T1">LDAP</text:span> son las siglas de <text:span text:style-name="T5">L</text:span><text:span text:style-name="T4">ightweight </text:span><text:span text:style-name="T5">D</text:span><text:span text:style-name="T4">irectory </text:span><text:span text:style-name="T5">A</text:span><text:span text:style-name="T4">ccess </text:span><text:span text:style-name="T5">P</text:span><text:span text:style-name="T4">rotocol</text:span> (en español <text:span text:style-name="T4">Protocolo Ligero/Simplificado de Acceso a Directorios</text:span>) que hacen referencia a un protocolo a nivel de aplicación que permite el acceso a un servicio de directorio ordenado y distribuido para buscar diversa información en un entorno de red. LDAP también se considera una base de datos (aunque su sistema de almacenamiento puede ser diferente) a la que pueden realizarse consulta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20:07:04.856098281</meta:creation-date>
    <dc:date>2018-10-11T20:44:56.996438157</dc:date>
    <meta:editing-duration>PT26M2S</meta:editing-duration>
    <meta:editing-cycles>1</meta:editing-cycles>
    <meta:document-statistic meta:table-count="0" meta:image-count="0" meta:object-count="0" meta:page-count="1" meta:paragraph-count="10" meta:word-count="367" meta:character-count="2368" meta:non-whitespace-character-count="2008"/>
    <meta:generator>LibreOffice/6.0.6.2$Linux_X86_64 LibreOffice_project/00m0$Build-2</meta:generator>
  </office:meta>
</office:document-meta>
</file>